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99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MPEncoderCHNAtt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  <table:table-cell office:value-type="string" calcext:value-type="string">
            <text:p>structure IMPEncoderCHNAttr 3.1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co:chn0</text:p>
            <text:p>720P VBR</text:p>
          </table:table-cell>
          <table:table-cell office:value-type="string" calcext:value-type="string">
            <text:p>Jco:chn1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v42:0</text:p>
          </table:table-cell>
          <table:table-cell office:value-type="string" calcext:value-type="string">
            <text:p>v42: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ype:1=PT_H26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EncoderAttr <text:s/>encAttr</text:p>
          </table:table-cell>
          <table:table-cell office:value-type="string" calcext:value-type="string">
            <text:p>IMPPayloadType <text:s/>enType</text:p>
          </table:table-cell>
          <table:table-cell office:value-type="string" calcext:value-type="string">
            <text:p>Enum { PT_JPEG,PT_H264,}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int32_t buf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ile : 2=H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int32_t pro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width</text:p>
          </table:table-cell>
          <table:table-cell office:value-type="float" office:value="1280" calcext:value-type="float">
            <text:p>1280</text:p>
          </table:table-cell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80" calcext:value-type="float">
            <text:p>1280</text:p>
          </table:table-cell>
          <table:table-cell/>
          <table:table-cell office:value-type="string" calcext:value-type="string">
            <text:p>uint32_t pic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height</text:p>
          </table:table-cell>
          <table:table-cell office:value-type="float" office:value="720" calcext:value-type="float">
            <text:p>720</text:p>
          </table:table-cell>
          <table:table-cell office:value-type="float" office:value="480" calcext:value-type="float">
            <text:p>48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720" calcext:value-type="float">
            <text:p>720</text:p>
          </table:table-cell>
          <table:table-cell/>
          <table:table-cell office:value-type="string" calcext:value-type="string">
            <text:p>uint32_t picHeight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CropCfg</text:p>
          </table:table-cell>
          <table:table-cell office:value-type="string" calcext:value-type="string">
            <text:p>bool enabl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x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y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w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3"/>h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UserDataCfg</text:p>
          </table:table-cell>
          <table:table-cell office:value-type="string" calcext:value-type="string">
            <text:p>uint32_t maxUserDataCn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maxUserDataSiz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amerate:ratenu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MPEncoderRcAttr rcAttr</text:p>
          </table:table-cell>
          <table:table-cell office:value-type="string" calcext:value-type="string">
            <text:p>IMPEncoderFrmRate outFrmRate</text:p>
          </table:table-cell>
          <table:table-cell office:value-type="string" calcext:value-type="string">
            <text:p>uint32_t <text:s text:c="7"/>frmRate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<text:s text:c="7"/>frmRate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Gop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int32_t maxGo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cMode 1=CBR,3=VBR,2=AB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RcMode attrRcMode</text:p>
          </table:table-cell>
          <table:table-cell office:value-type="string" calcext:value-type="string">
            <text:p>IMPEncoderRcMode rcMode</text:p>
          </table:table-cell>
          <table:table-cell office:value-type="string" calcext:value-type="string">
            <text:p>Enum { ENC_RC_MODE_FIXQP,…</text:p>
          </table:table-cell>
          <table:table-cell/>
        </table:table-row>
        <table:table-row table:style-name="ro1">
          <table:table-cell table:style-name="ce1" office:value-type="string" calcext:value-type="string">
            <text:p>maxQP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ion { … IMPEncoderAttrH264VBR <text:s text:c="3"/>attrH264Vbr;…</text:p>
          </table:table-cell>
          <table:table-cell table:number-columns-repeated="2" office:value-type="string" calcext:value-type="string">
            <text:p>uint32_t maxQp</text:p>
          </table:table-cell>
        </table:table-row>
        <table:table-row table:style-name="ro1">
          <table:table-cell table:style-name="ce1" office:value-type="string" calcext:value-type="string">
            <text:p>minQ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uint32_t minQp</text:p>
          </table:table-cell>
        </table:table-row>
        <table:table-row table:style-name="ro1">
          <table:table-cell office:value-type="string" calcext:value-type="string">
            <text:p>statictim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staticTime</text:p>
          </table:table-cell>
          <table:table-cell office:value-type="string" calcext:value-type="string">
            <text:p>uint32_t <text:s text:c="23"/>outBitRate</text:p>
          </table:table-cell>
        </table:table-row>
        <table:table-row table:style-name="ro1">
          <table:table-cell office:value-type="string" calcext:value-type="string">
            <text:p>bps</text:p>
          </table:table-cell>
          <table:table-cell office:value-type="float" office:value="600" calcext:value-type="float">
            <text:p>600</text:p>
          </table:table-cell>
          <table:table-cell office:value-type="float" office:value="512" calcext:value-type="float">
            <text:p>51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maxBitRate</text:p>
          </table:table-cell>
          <table:table-cell office:value-type="string" calcext:value-type="string">
            <text:p>int iBiasLvl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32_t <text:s text:c="2"/>iBiasLvl</text:p>
          </table:table-cell>
          <table:table-cell office:value-type="string" calcext:value-type="string">
            <text:p>uint32_t frmQPStep</text:p>
          </table:table-cell>
        </table:table-row>
        <table:table-row table:style-name="ro1"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changePos</text:p>
          </table:table-cell>
          <table:table-cell office:value-type="string" calcext:value-type="string">
            <text:p>uint32_t gopQPStep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qualityLvl</text:p>
          </table:table-cell>
          <table:table-cell office:value-type="string" calcext:value-type="string">
            <text:p>bool <text:s text:c="27"/>adaptiveMod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frmQPStep</text:p>
          </table:table-cell>
          <table:table-cell office:value-type="string" calcext:value-type="string">
            <text:p>bool <text:s text:c="27"/>gopRelation;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int32_t gopQPStep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ol <text:s text:c="6"/>gopRelation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FrmUsed <text:s text:c="6"/>attrFrmUsed</text:p>
          </table:table-cell>
          <table:table-cell office:value-type="string" calcext:value-type="string">
            <text:p>bool enabl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cFrmUsedMode frmUsedMode</text:p>
          </table:table-cell>
          <table:table-cell office:value-type="string" calcext:value-type="string">
            <text:p>Enum { ENC_FRM_BYPASS, …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30]+4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int32_t frmUsedTimes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3" table:formula="of:=[.D31]+4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Demask <text:s text:c="7"/>attrDemask</text:p>
          </table:table-cell>
          <table:table-cell office:value-type="string" calcext:value-type="string">
            <text:p>bool enabl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32]+4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ol isAutoMod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33]+4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demaskCn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34]+4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demaskThres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3" table:formula="of:=[.D35]+4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Denoise <text:s text:c="6"/>attrDenoise</text:p>
          </table:table-cell>
          <table:table-cell office:value-type="string" calcext:value-type="string">
            <text:p>bool <text:s text:c="27"/>enabl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36]+4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<text:s text:c="36"/>dnTyp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D37]+4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<text:s text:c="36"/>dnIQ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8]+4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 <text:s text:c="36"/>dnPQp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D39]+4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EncoderAttrInitHSkip <text:s text:c="4"/>attrHSkip</text:p>
          </table:table-cell>
          <table:table-cell office:value-type="string" calcext:value-type="string">
            <text:p>IMPEncoderAttrHSkip hSkipAttr</text:p>
          </table:table-cell>
          <table:table-cell office:value-type="string" calcext:value-type="string">
            <text:p>IMPSkipType skipType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40]+4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<text:s text:c="28"/>m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41]+4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<text:s text:c="28"/>n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42]+4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maxSameSceneCnt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3" table:formula="of:=[.D43]+4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bEnableScenecut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44]+4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t bBlackEnhance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D45]+4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MPSkipType maxHSkipTyp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?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[.D46]+4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?</text:p>
          </table:table-cell>
          <table:table-cell office:value-type="float" office:value="720" calcext:value-type="float">
            <text:p>720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6T18:54:48.770008124</meta:creation-date>
    <dc:date>2021-03-07T19:02:54.579801141</dc:date>
    <meta:editing-duration>PT23H5M3S</meta:editing-duration>
    <meta:editing-cycles>31</meta:editing-cycles>
    <meta:generator>LibreOffice/7.0.4.2$Linux_X86_64 LibreOffice_project/00$Build-2</meta:generator>
    <meta:document-statistic meta:table-count="1" meta:cell-count="323" meta:object-count="0"/>
  </office:meta>
</office:document-meta>
</file>